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5b72" officeooo:paragraph-rsid="00045b72"/>
    </style:style>
    <style:style style:name="P2" style:family="paragraph" style:parent-style-name="Standard" style:list-style-name="L1">
      <style:text-properties officeooo:rsid="00045b72" officeooo:paragraph-rsid="00045b72"/>
    </style:style>
    <style:style style:name="P3" style:family="paragraph" style:parent-style-name="Standard">
      <style:text-properties officeooo:rsid="00045b72" officeooo:paragraph-rsid="00063704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5b72" officeooo:paragraph-rsid="00045b72" style:font-weight-asian="bold" style:font-weight-complex="bold"/>
    </style:style>
    <style:style style:name="P5" style:family="paragraph" style:parent-style-name="Standard">
      <style:text-properties fo:font-weight="bold" officeooo:rsid="00063704" officeooo:paragraph-rsid="00063704" style:font-weight-asian="bold" style:font-weight-complex="bold"/>
    </style:style>
    <style:style style:name="P6" style:family="paragraph" style:parent-style-name="Standard">
      <style:text-properties officeooo:rsid="00063704" officeooo:paragraph-rsid="00063704"/>
    </style:style>
    <style:style style:name="P7" style:family="paragraph" style:parent-style-name="Standard" style:list-style-name="L3">
      <style:text-properties officeooo:rsid="00063704" officeooo:paragraph-rsid="00063704"/>
    </style:style>
    <style:style style:name="P8" style:family="paragraph" style:parent-style-name="Standard">
      <style:text-properties officeooo:paragraph-rsid="00063704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45b72" officeooo:paragraph-rsid="00045b7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45b72" officeooo:paragraph-rsid="00045b72" style:font-size-asian="14pt" style:font-weight-asian="bold" style:font-size-complex="14pt" style:font-weight-complex="bold"/>
    </style:style>
    <style:style style:name="P11" style:family="paragraph" style:parent-style-name="Standard" style:list-style-name="L4">
      <style:text-properties officeooo:paragraph-rsid="00063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3704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MDQ-codec</text:p>
      <text:p text:style-name="Standard"/>
      <text:p text:style-name="P10"><text:tab/>Content</text:p>
      <text:p text:style-name="P1"/>
      <text:list xml:id="list5502051645372008820" text:style-name="L1">
        <text:list-item>
          <text:p text:style-name="P2">Overview</text:p>
        </text:list-item>
        <text:list-item>
          <text:p text:style-name="P2">MMDQ-codec description</text:p>
        </text:list-item>
        <text:list-item>
          <text:p text:style-name="P2">MATLAB simulation of MMDQ-codec</text:p>
        </text:list-item>
        <text:list-item>
          <text:p text:style-name="P2">C-language implementation of MMDQ-codec</text:p>
        </text:list-item>
        <text:list-item>
          <text:p text:style-name="P2">Comparing MMDQ with G.711 and G.726</text:p>
        </text:list-item>
      </text:list>
      <text:p text:style-name="P1"/>
      <text:p text:style-name="P4"><text:tab/><text:span text:style-name="T3">1.Overview</text:span></text:p>
      <text:p text:style-name="P1"/>
      <text:p text:style-name="P6">This document contains short description of Min-Max-Difference-Quantization (MMDQ) codec.</text:p>
      <text:p text:style-name="P1"/>
      <text:p text:style-name="P1"/>
      <text:p text:style-name="P4"><text:tab/><text:span text:style-name="T3">2.MMDQ-codec description</text:span></text:p>
      <text:p text:style-name="P1"/>
      <text:p text:style-name="P6">MMDQ-codec has been created as very low MIPS (CPU usage) alternative of G.726-32 (ADPCM codec <text:s/>with 32 kbits/sec bitrate, 8000 Hz sample rate).</text:p>
      <text:p text:style-name="P6"/>
      <text:p text:style-name="P6">Main properties of MMDQ-codec:</text:p>
      <text:p text:style-name="P6"/>
      <text:list xml:id="list520675138340376927" text:style-name="L3">
        <text:list-item>
          <text:p text:style-name="P7">Very low MIPS (CPU usage)</text:p>
        </text:list-item>
        <text:list-item>
          <text:p text:style-name="P7">Waveform lossy compression</text:p>
        </text:list-item>
        <text:list-item>
          <text:p text:style-name="P7">No restoration delay after corrupter/lost received frame (Note: G.726 has this).</text:p>
        </text:list-item>
        <text:list-item>
          <text:p text:style-name="P7">Transparancy for fax (up to ???? bod) or DTMF signals (for bitrates &gt;= 32 kbits/sec)</text:p>
        </text:list-item>
        <text:list-item>
          <text:p text:style-name="P7">Easy adaptation to other bitrates or/and sample rates</text:p>
        </text:list-item>
        <text:list-item>
          <text:p text:style-name="P7">Algorithm simplicity</text:p>
        </text:list-item>
      </text:list>
      <text:p text:style-name="P6"/>
      <text:p text:style-name="P6"/>
      <text:p text:style-name="P6"><text:span text:style-name="T1">2.1. Min-Max-Differencies-Quantization Frame Format</text:span></text:p>
      <text:p text:style-name="P6"/>
      <text:p text:style-name="P6">Note: MATLAB/Octave/FreeMat array index notation is used, so index of first array element is 1 (not 0)!</text:p>
      <text:p text:style-name="P6"/>
      <text:p text:style-name="P6">Encoded data frame has next format:</text:p>
      <text:p text:style-name="P6"/>
      <text:p text:style-name="P5"><text:tab/>MINX/MAXX</text:p>
      <text:p text:style-name="P5"><text:tab/>MAXX/MINX</text:p>
      <text:p text:style-name="P5"><text:tab/>SMOOTH-BITS[2..S]</text:p>
      <text:p text:style-name="P5"><text:tab/>DIFF[1..(N-1)]</text:p>
      <text:p text:style-name="P5"/>
      <text:p text:style-name="P6">Where:</text:p>
      <text:p text:style-name="P6"><text:span text:style-name="T4"/></text:p>
      <text:p text:style-name="P6"><text:span text:style-name="T4">MINX</text:span> - minimal signal value in signal frame to be encoded (it may be encoded by A-law/mu-law encoder or by other compander method)</text:p>
      <text:p text:style-name="P6"><text:span text:style-name="T5"/></text:p>
      <text:p text:style-name="P6"><text:span text:style-name="T5">MINX</text:span> - maximal signal value in signal frame to be encoded (it may be encoded by A-law/mu-law encoder or by other compander method)</text:p>
      <text:p text:style-name="P6"/>
      <text:p text:style-name="P6">Note: if MINX is first and MAXX is next, decoder must set SMOOTH-BIT[0]=0,</text:p>
      <text:p text:style-name="P6"><text:soft-page-break/>if MAXX is first and MINX is next decoder must set SMOOTH-BIT[0]=1.</text:p>
      <text:p text:style-name="P6"><text:span text:style-name="T1"/></text:p>
      <text:p text:style-name="P6"><text:span text:style-name="T1">S</text:span> - total number of smooth bits.</text:p>
      <text:p text:style-name="P6"/>
      <text:p text:style-name="P6"><text:span text:style-name="T1">SMOOTH-BITS[1..S]</text:span> - array of smooth bits. Smooth bits define code of decoder function/table will be used to restore linear differencies from DIFF[] array elements.</text:p>
      <text:p text:style-name="P6"/>
      <text:p text:style-name="P6"><text:span text:style-name="T1">N</text:span> - number of signal samples in single frame to be encoded.</text:p>
      <text:p text:style-name="P6"/>
      <text:p text:style-name="P6"><text:span text:style-name="T1">DIFF[1..(N-1)]</text:span> - array of companded relative differencies between signal samples.</text:p>
      <text:p text:style-name="P6"/>
      <text:p text:style-name="P6">For example, 32 kbits/sec version of MMDQ-codec encoded data frame format is:</text:p>
      <text:p text:style-name="P6"/>
      <text:p text:style-name="P6"><text:tab/>MINX (8 bits) - A-law companded signal value</text:p>
      <text:p text:style-name="P6"><text:tab/>MAXX (8 bits) - A-law companded signal value</text:p>
      <text:p text:style-name="P6"><text:tab/>SMOOTH-BITS (1 bit) - smooth bit number 2 (number 1 is defined by MIN/MAX order).</text:p>
      <text:p text:style-name="P6"><text:tab/>DIFF[1..13] (13*3=39 bits) - differencies (3 bits per difference, samples per frame is 14).</text:p>
      <text:p text:style-name="P6"/>
      <text:p text:style-name="P6">Total frame size (for 14 voice samples to be encoded) is 8+8+1+39=56 bits (7 bytes).</text:p>
      <text:p text:style-name="P6"/>
      <text:p text:style-name="P6"><text:span text:style-name="T1"><text:tab/>2.2.MMDQ Algorithm Description</text:span></text:p>
      <text:p text:style-name="P6"/>
      <text:p text:style-name="P6">Note: MATLAB/Octave/FreeMat array index notation is used, so index of first array element is 1 (not 0)!</text:p>
      <text:p text:style-name="P6"/>
      <text:p text:style-name="P6">Encoding:</text:p>
      <text:p text:style-name="P6"/>
      <text:list xml:id="list1941646117417426054" text:style-name="L4">
        <text:list-item>
          <text:p text:style-name="P11"><text:span text:style-name="T2">Get sound samples X[i], i=1..N in linear format (these may be decoded A-law).</text:span></text:p>
        </text:list-item>
        <text:list-item>
          <text:p text:style-name="P11"><text:span text:style-name="T2">Find MINX, MAXX over X[i], i=1..N</text:span></text:p>
        </text:list-item>
        <text:list-item>
          <text:p text:style-name="P11"><text:span text:style-name="T2">Calculate DIFFX=MAXX-MINX</text:span></text:p>
        </text:list-item>
        <text:list-item>
          <text:p text:style-name="P11"><text:span text:style-name="T2">Calculate DX[i]=X[i+1]-X[i], i=1..(N-1)</text:span></text:p>
        </text:list-item>
        <text:list-item>
          <text:p text:style-name="P11"><text:span text:style-name="T2">Get AMPDX = max(abs(DX[i])), i=1..(N-1) - maximum amplitude of DX[i].</text:span></text:p>
        </text:list-item>
        <text:list-item>
          <text:p text:style-name="P11"><text:span text:style-name="T2">For every difference companding function DV[s]=F[s](DX), s=1..SMOOTH_N calculate maximum reconstruction error ERR[s]:</text:span></text:p>
        </text:list-item>
      </text:list>
      <text:p text:style-name="P8"/>
      <text:p text:style-name="P8">6.1. Get DV[s][i]=F[s](DX[i]), i=1..(N-1)</text:p>
      <text:p text:style-name="P6">Note: different companding functions F[s](DX) are used to minimize encode/decode reconstruction error.</text:p>
      <text:p text:style-name="P6"/>
      <text:p text:style-name="P6">Default F[s](DX) is linear function:</text:p>
      <text:p text:style-name="P6">F[s](DX)=DX</text:p>
      <text:p text:style-name="P6"/>
      <text:p text:style-name="P6">6.2. Quantize DV[i] into DIFF[i] values. Here i=1..(N-1). If encoder use</text:p>
      <text:p text:style-name="P6"><text:s text:c="9"/>BITS bits per difference, then DIFF[i] will be of range [0..(FACTOR-1)],</text:p>
      <text:p text:style-name="P6"><text:s text:c="9"/>where FACTOR=2^BITS.</text:p>
      <text:p text:style-name="P6"><text:s text:c="9"/>Approximate quantization function is: <text:s/>DIFF[i]=FACTOR*DV[i]/AMPDX + FACTOR/2,</text:p>
      <text:p text:style-name="P6"><text:s text:c="9"/>where i=1..(N-1).</text:p>
      <text:p text:style-name="P6"/>
      <text:p text:style-name="P6"><text:s text:c="9"/>Note special case: AMPDX==0</text:p>
      <text:p text:style-name="P6"/>
      <text:p text:style-name="P6">6.2. Prepare data_frame[s] for MINX, MAXX, SMOOTH==s, DIFF[s][i], i=1..(N-1)</text:p>
      <text:p text:style-name="P6"/>
      <text:p text:style-name="P6"><text:soft-page-break/><text:s text:c="9"/>Note: if SMOOTH(bit0)==0, put MINX first, MAXX second.</text:p>
      <text:p text:style-name="P6"><text:s text:c="9"/>If SMOOTH(bit0)==1, put MAXX first, MINX second.</text:p>
      <text:p text:style-name="P6"/>
      <text:p text:style-name="P6">6.3. Decode data_frame[s] into sound waveform: Y[s][i], i=1..N</text:p>
      <text:p text:style-name="P6"/>
      <text:p text:style-name="P6">6.4. Calculate ERR[s]=max(abs(X[i]-Y[s][i])), i=1..N</text:p>
      <text:p text:style-name="P6"/>
      <text:p text:style-name="P6">7.Find MINERR=min(ERR[s]), s=1..SMOOTH_N. Let's s0 - SMOOTH for</text:p>
      <text:p text:style-name="P6">data_frame with best (minimal) reconstruction error: ERR[s0]=MINERR.</text:p>
      <text:p text:style-name="P6"/>
      <text:p text:style-name="P6">8.Ouput data_frame[s0].</text:p>
      <text:p text:style-name="P6"/>
      <text:p text:style-name="P6">--------------------------------------------------------------------------------</text:p>
      <text:p text:style-name="P6"/>
      <text:p text:style-name="P6">Decoding:</text:p>
      <text:p text:style-name="P6"/>
      <text:p text:style-name="P6">1.Get encoded data: data_frame=B[k], k=1..M <text:s/>(M-total size of data, bits).</text:p>
      <text:p text:style-name="P6"/>
      <text:p text:style-name="P6">2.Get MINX, MAXX, SMOOTH_BIT[1..s], DIFF[1..(N-1)] from data_frame.</text:p>
      <text:p text:style-name="P6">For example, for 32 kbits/sec 8000 Hz format:</text:p>
      <text:p text:style-name="P6"/>
      <text:p text:style-name="P6">M1=B[1..8]</text:p>
      <text:p text:style-name="P6">M2=B[9..16]</text:p>
      <text:p text:style-name="P6">if M1&lt;=M2</text:p>
      <text:p text:style-name="P6"><text:s text:c="4"/>SMOOTH_BIT[1]=0</text:p>
      <text:p text:style-name="P6"><text:s text:c="4"/>MINX=M1</text:p>
      <text:p text:style-name="P6"><text:s text:c="4"/>MAXX=M2</text:p>
      <text:p text:style-name="P6">else</text:p>
      <text:p text:style-name="P6"><text:s text:c="4"/>SMOOTH_BIT[1]=1</text:p>
      <text:p text:style-name="P6"><text:s text:c="4"/>MINX=M2</text:p>
      <text:p text:style-name="P6"><text:s text:c="4"/>MAXX=M1</text:p>
      <text:p text:style-name="P6">end</text:p>
      <text:p text:style-name="P6">SMOOTH_BIT[2]=B[17]</text:p>
      <text:p text:style-name="P6">i=1</text:p>
      <text:p text:style-name="P6">k=18</text:p>
      <text:p text:style-name="P6">while(k&lt;=M)</text:p>
      <text:p text:style-name="P6"><text:s text:c="4"/>DIFF[i]=B[k..k+2]</text:p>
      <text:p text:style-name="P6"><text:s text:c="4"/>i=i+1</text:p>
      <text:p text:style-name="P6"><text:s text:c="4"/>k=k+3</text:p>
      <text:p text:style-name="P6">end</text:p>
      <text:p text:style-name="P6"/>
      <text:p text:style-name="P6">3.Calculate used smooth: s0=SMOOTH_BIT[1..s]</text:p>
      <text:p text:style-name="P6"/>
      <text:p text:style-name="P6">4.Calculate DIFFX=MAXX-MINXX</text:p>
      <text:p text:style-name="P6"/>
      <text:p text:style-name="P6">5.Calculate first estimation of sound samples values:</text:p>
      <text:p text:style-name="P6">Y[1]=0</text:p>
      <text:p text:style-name="P6">for i=2:N</text:p>
      <text:p text:style-name="P6"><text:s text:c="4"/>DY = R[s0]( 2*DIFF[i-1]/FACTOR - 1 )</text:p>
      <text:p text:style-name="P6"><text:s text:c="4"/>Y[i] = Y[i-1] + DY</text:p>
      <text:p text:style-name="P6">end</text:p>
      <text:p text:style-name="P6"/>
      <text:p text:style-name="P6"><text:soft-page-break/>Where DY=R[s](DIFF) is difference decompanding function for defined smooth s0.</text:p>
      <text:p text:style-name="P6">This function is inverse for DIFF=F[s](DY).</text:p>
      <text:p text:style-name="P6"/>
      <text:p text:style-name="P6">6.Find MINY, MAXY over Y[i], i=1..N.</text:p>
      <text:p text:style-name="P6"/>
      <text:p text:style-name="P6">7.Calculate DIFFY=MAXY-MINY</text:p>
      <text:p text:style-name="P6"/>
      <text:p text:style-name="P6">8.Scale and shift Y[i], i=1..N to the range [MINX..MAXX] by formula:</text:p>
      <text:p text:style-name="P6"/>
      <text:p text:style-name="P6">for i=1:N</text:p>
      <text:p text:style-name="P6"><text:s text:c="4"/>Y[i] = DIFFX * ( Y[i]-MINY ) / DIFFY + MINX</text:p>
      <text:p text:style-name="P6">end</text:p>
      <text:p text:style-name="P6"/>
      <text:p text:style-name="P6">Note special case: DIFFY==0</text:p>
      <text:p text:style-name="P3"/>
      <text:p text:style-name="P4"><text:tab/>3.MATLAB simulation of MMDQ-codec</text:p>
      <text:p text:style-name="P1"/>
      <text:p text:style-name="P1"/>
      <text:p text:style-name="P4"><text:tab/>4.C-language implementation of MMDQ-codec</text:p>
      <text:p text:style-name="P1"/>
      <text:p text:style-name="P1"/>
      <text:p text:style-name="P4"><text:tab/>5.Comparing MMDQ with G.711 and G.726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4S</meta:editing-duration>
    <meta:editing-cycles>4</meta:editing-cycles>
    <meta:generator>LibreOffice/4.1.2.3$Windows_x86 LibreOffice_project/40b2d7fde7e8d2d7bc5a449dc65df4d08a7dd38</meta:generator>
    <dc:date>2015-07-21T16:27:42.312000000</dc:date>
    <meta:document-statistic meta:table-count="0" meta:image-count="0" meta:object-count="0" meta:page-count="4" meta:paragraph-count="111" meta:word-count="669" meta:character-count="4793" meta:non-whitespace-character-count="4123"/>
    <meta:user-defined meta:name="Info 1"/>
    <meta:user-defined meta:name="Info 2"/>
    <meta:user-defined meta:name="Info 3"/>
    <meta:user-defined meta:name="Info 4"/>
  </office:meta>
</office:document-meta>
</file>